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D10000009721DAF0A743B1CD6E.png" manifest:media-type="image/png"/>
  <manifest:file-entry manifest:full-path="Pictures/100000000000049400000125637ED11CC0785CC5.png" manifest:media-type="image/png"/>
  <manifest:file-entry manifest:full-path="Pictures/100000000000033E000001802BCEE2E1343843BA.png" manifest:media-type="image/png"/>
  <manifest:file-entry manifest:full-path="Pictures/100000000000023B000001603F2807C17D1F78E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02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7555in" svg:y="0.2016in" svg:width="5.4138in" svg:height="2.3028in" draw:z-index="0"><draw:image xlink:href="Pictures/100000000000033E000001802BCEE2E1343843BA.png" xlink:type="simple" xlink:show="embed" xlink:actuate="onLoad" loext:mime-type="image/png"/></draw:frame></text:p>
      <text:p text:style-name="Standard"/>
      <text:p text:style-name="Standard"><draw:frame draw:style-name="fr2" draw:name="Image2" text:anchor-type="paragraph" svg:width="4.0571in" svg:height="2.5008in" draw:z-index="1"><draw:image xlink:href="Pictures/100000000000023B000001603F2807C17D1F78E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3" text:anchor-type="paragraph" svg:width="6.9252in" svg:height="1.7307in" draw:z-index="2"><draw:image xlink:href="Pictures/100000000000049400000125637ED11CC0785CC5.png" xlink:type="simple" xlink:show="embed" xlink:actuate="onLoad" loext:mime-type="image/png"/></draw:frame></text:p>
      <text:p text:style-name="Standard"><draw:frame draw:style-name="fr2" draw:name="Image4" text:anchor-type="paragraph" svg:width="4.5583in" svg:height="1.4799in" draw:z-index="3"><draw:image xlink:href="Pictures/10000000000001D10000009721DAF0A743B1CD6E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19-03-04T14:40:22.762677726</dc:date>
    <meta:editing-duration>PT4M47S</meta:editing-duration>
    <meta:editing-cycles>2</meta:editing-cycles>
    <meta:document-statistic meta:table-count="0" meta:image-count="4" meta:object-count="0" meta:page-count="1" meta:paragraph-count="0" meta:word-count="0" meta:character-count="0" meta:non-whitespace-character-count="0"/>
  </office:meta>
</office:document-meta>
</file>